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Heading_20_3" style:list-style-name="L1"/>
    <style:style style:name="T1" style:family="text">
      <style:text-properties fo:font-style="italic"/>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i">
        <style:list-level-properties text:space-before="1.995cm" text:min-label-width="0.499cm"/>
      </text:list-level-style-number>
      <text:list-level-style-number text:level="3" text:style-name="Numbering_20_Symbols" style:num-suffix="." style:num-format="i">
        <style:list-level-properties text:space-before="3.242cm" text:min-label-width="0.499cm"/>
      </text:list-level-style-number>
      <text:list-level-style-number text:level="4" text:style-name="Numbering_20_Symbols" style:num-suffix="." style:num-format="i">
        <style:list-level-properties text:space-before="4.489cm" text:min-label-width="0.499cm"/>
      </text:list-level-style-number>
      <text:list-level-style-number text:level="5" text:style-name="Numbering_20_Symbols" style:num-suffix="." style:num-format="i">
        <style:list-level-properties text:space-before="5.736cm" text:min-label-width="0.499cm"/>
      </text:list-level-style-number>
      <text:list-level-style-number text:level="6" text:style-name="Numbering_20_Symbols" style:num-suffix="." style:num-format="i">
        <style:list-level-properties text:space-before="6.983cm" text:min-label-width="0.499cm"/>
      </text:list-level-style-number>
      <text:list-level-style-number text:level="7" text:style-name="Numbering_20_Symbols" style:num-suffix="." style:num-format="i">
        <style:list-level-properties text:space-before="8.23cm" text:min-label-width="0.499cm"/>
      </text:list-level-style-number>
      <text:list-level-style-number text:level="8" text:style-name="Numbering_20_Symbols" style:num-suffix="." style:num-format="i">
        <style:list-level-properties text:space-before="9.478cm" text:min-label-width="0.499cm"/>
      </text:list-level-style-number>
      <text:list-level-style-number text:level="9" text:style-name="Numbering_20_Symbols" style:num-suffix="." style:num-format="i">
        <style:list-level-properties text:space-before="10.725cm" text:min-label-width="0.499cm"/>
      </text:list-level-style-number>
      <text:list-level-style-number text:level="10" text:style-name="Numbering_20_Symbols" style:num-suffix="." style:num-format="i">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Lab 03</text:h>
      <text:p text:style-name="Text_20_body">The aim of this lab is to give you practice with the Queue ADT.</text:p>
      <text:list xml:id="list2861433316269255056" text:style-name="L1">
        <text:list-item>
          <text:list>
            <text:list-item>
              <text:list>
                <text:list-item>
                  <text:h text:style-name="P2" text:outline-level="3">Revision</text:h>
                </text:list-item>
              </text:list>
            </text:list-item>
            <text:list-item>
              <text:p text:style-name="P1">What are the 5 methods we expect to have available in a Queue? </text:p>
            </text:list-item>
            <text:list-item>
              <text:p text:style-name="P1">Starting with an empty queue <text:span text:style-name="Source_20_Text">q0</text:span>, what will be the final state of <text:span text:style-name="Source_20_Text">q0</text:span>, and what will be the sequence of characters displayed on the command line, after the following sequence of method calls? <text:span text:style-name="Source_20_Text">q0.enqueue('p') q0.enqueue('a') q0.dequeue() q0.enqueue('r') q0.dequeue() q0.dequeue() q0.enqueue('i') q0.enqueue('s') q0.enqueue('f') q0.enqueue('r') q0.enqueue('a') q0.dequeue() q0.enqueue('n') q0.dequeue() q0.enqueue('c') q0.enqueue('e') </text:span></text:p>
              <text:p text:style-name="P1">What is the most number of characters every appearing in q0 at the same time, in the above sequence of operations? What would have happened if you had included another <text:span text:style-name="Source_20_Text">q0.dequeue()</text:span> before you enqueued 'i'? </text:p>
            </text:list-item>
            <text:list-item>
              <text:p text:style-name="P1">Explain how the wrap-around implementation of the Queue using a Python list works. Why do we need this implementation? </text:p>
            </text:list-item>
            <text:list-item>
              <text:p text:style-name="P1">For the wrap-around implementation of a Queue using a Python list, what is the expected complexity of a single application of each of the methods? </text:p>
              <text:list>
                <text:list-item>
                  <text:h text:style-name="P2" text:outline-level="3">Queue implementation and use</text:h>
                </text:list-item>
              </text:list>
            </text:list-item>
            <text:list-item>
              <text:p text:style-name="P1">Save the 'queues.py' file from lecture 6 to your own filespace, and make sure you understand the implementation of the Queue class. Run some of the example functions in the file which make use of the Queue class, and make sure you understand how it works. </text:p>
            </text:list-item>
            <text:list-item>
              <text:p text:style-name="P1">Implement a function which, when given a queue as input, will return a new queue with all the elements in reverse order. You can use any data structure or ADT already seen in CS2515. Can you do this while finishing with the original queue in its original order? </text:p>
            </text:list-item>
            <text:list-item>
              <text:p text:style-name="P1">The 'efficient' implementation of the queue does not try to recover unused space. One effective way of doing this is to notice whenever the number of queue elements drops to below 25% of the reserved list space, and then do the equivalent of the grow() method but copy into a list that is half the size of the current one. Implement this, and test it. </text:p>
            </text:list-item>
            <text:list-item>
              <text:p text:style-name="P1">The wrap-around implementation of the Queue given in lectures uses explicit tests on end of list etc to make the wrap-around work correctly. A more elegant way is to use modular arithmetic, in which each queue maintains just the index of the <text:span text:style-name="T1">front</text:span> element, and the <text:span text:style-name="T1">size</text:span> of the queue (i.e. the number of elements). The next cell to be used for enqueuing (what we called <text:span text:style-name="T1">tail</text:span> in the lecture version) can then be computed from <text:span text:style-name="Source_20_Text">(self.front + self.size) % len(self.body)</text:span>. After dequeueing, to advance the front index, we do <text:span text:style-name="Source_20_Text">self.front = (self.front + 1) % len(self.body)</text:span>, and so on. Think of this like arithmetic on a clock, where we have a 0 instead of 12 at the top, and the length of the body is 12. If 3 is the hour we start a task, and it takes 5 hours, then the next hour we are free is (3 + 5) <text:soft-page-break/>% 12 = 8. If 10 is the hour we start, and the task takes 5 hours, then we are free at (10 + 5) % 12 = 15 % 12 = 3. Rewrite the Queue implementation to use this arithmetic. </text:p>
              <text:list>
                <text:list-item>
                  <text:h text:style-name="P2" text:outline-level="3">Simulating the internet</text:h>
                </text:list-item>
              </text:list>
            </text:list-item>
          </text:list>
          <text:p text:style-name="P1">Design and implement a simple internet simulation. To do this, you will need to design and implement classes to represent <text:span text:style-name="T1">clients</text:span>, <text:span text:style-name="T1">routers</text:span> and <text:span text:style-name="T1">packets</text:span>, and you will need to design all three of them together. </text:p>
          <text:list text:continue-numbering="true">
            <text:list-item>
              <text:p text:style-name="P1">Design and implement a class to represent a simple internet packet. Each packet has <text:span text:style-name="T1">content</text:span>, which will be a string; an <text:span text:style-name="T1">address</text:span>, which will be a reference to a client object; a <text:span text:style-name="T1">sender</text:span>, which will also be a reference to a client object; and a <text:span text:style-name="T1">path</text:span>, which will be a queue of router objects. </text:p>
            </text:list-item>
            <text:list-item>
              <text:p text:style-name="P1">Design and implement a class to represent an internet client. Each client has an <text:span text:style-name="T1">queue</text:span> of packets to send. It should have a method <text:span text:style-name="T1">send()</text:span>, which simply removes the first packet from the queue, removes the first router from the packet's path, and enqueues the packet at that router. It should also have a method <text:span text:style-name="T1">receive()</text:span>, which takes a packet from a router and, in this case, prints a message to the command line stating that the client has received the packet, displaying its contents. </text:p>
            </text:list-item>
            <text:list-item>
              <text:p text:style-name="P1">Design and implement a class to represent a simple internet router. Each router has a <text:span text:style-name="T1">queue</text:span> of packets. It also has a <text:span text:style-name="T1">process()</text:span> method, which removes the first packet from its queue, removes the first router from the packet's queue, and then adds that packet into the queue for the selected router. If there was no router in the packet's queue, then pass the packet straight to the client in the packet's address using the client's receive() method. </text:p>
            </text:list-item>
            <text:list-item>
              <text:p text:style-name="P1">Write a test function to test your internet simulation. Your first test should create two clients, two routers, and then create three packets to be sent from the first client to the second, via the two routers. For each packet, you will need to add the routers into the path queue. Your method should repeatedly cycle through the four nodes (2 clients and 2 routers) until nobody has any packets left in their queue. Once you have that working, extend your test method to send packets in both directions. </text:p>
              <text:list>
                <text:list-item>
                  <text:h text:style-name="P2" text:outline-level="3">Improving the internet simulator</text:h>
                </text:list-item>
              </text:list>
            </text:list-item>
          </text:list>
          <text:p text:style-name="P1">The simulation described above assigns a fixed route to each packet on creation. Another way of doing it is to have a lookup dictionary for each node, which tells the node the next router on the path to the destination. So when a router receives a packet, it checks the address, and then checks its dictionary to find the next node on the route to that address. If the next node is the destination client itself, it invokes the client's receive method; if the next node is another router, it adds the packet to that router's queue; if there is no dictionary entry, then the packet is dropped. Each client stores the name of its host router. </text:p>
          <text:p text:style-name="P1">To implement this, you should give each node a unique integer id. These will be the keys for the dictionary. The values will then be the references to the node objects. In the example above, we would have two routers r0 and r1, with ids 0 and 1, and two clients c2 and c3, with ids 2 and 3. The first client, c2, has host router r0, which means that any packet sent by c2 is first sent to r0. Router r0 would have two dictionary entries {2:c2, 3:r1}, saying if I receive a packet for c2, send it straight to c2, but if I receive a packet for c3, send it on to r1. When a router retrieves an entry from its dictionary, it needs to check if the value is a client or a router; if it is a client, invoke the client's receive(...) method, but if it is a router, place the packet in that router's queue. </text:p>
          <text:p text:style-name="P1">You could improve the simulation further by having a <text:span text:style-name="T1">trace</text:span> queue for each packet, into <text:soft-page-break/>which you add each router it visits, which you can inspect on arrival at the destination. You could also use this to return undeliverable packets to the sender rather than drop them.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0-08T21:47:34.92</meta:creation-date>
    <meta:document-statistic meta:table-count="0" meta:image-count="0" meta:object-count="0" meta:page-count="3" meta:paragraph-count="23" meta:word-count="1203" meta:character-count="6661"/>
    <dc:date>2017-10-08T21:48:32.20</dc:date>
    <meta:editing-duration>PT58S</meta:editing-duration>
    <meta:editing-cycles>1</meta:editing-cycles>
    <meta:generator>OpenOffice/4.1.3$Win32 OpenOffice.org_project/413m1$Build-9783</meta:generator>
  </office:meta>
</office:document-meta>
</file>